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21.657cm" fo:min-width="16.327cm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0.385cm" fo:min-width="16.327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2.132cm" fo:min-width="2.992cm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385cm" fo:min-width="2.992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9.592cm" fo:min-width="9.977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8.64cm" fo:min-width="9.977cm"/>
      <style:paragraph-properties style:writing-mode="lr-tb"/>
    </style:style>
    <style:style style:name="gr7" style:family="graphic" style:parent-style-name="standard">
      <style:graphic-properties draw:fill-color="#2a6099" draw:textarea-horizontal-align="justify" draw:textarea-vertical-align="middle" draw:auto-grow-height="false" fo:min-height="0.385cm" fo:min-width="2.358cm"/>
      <style:paragraph-properties style:writing-mode="lr-tb"/>
    </style:style>
    <style:style style:name="gr8" style:family="graphic" style:parent-style-name="standard">
      <style:graphic-properties draw:fill-color="#2a6099" draw:textarea-horizontal-align="justify" draw:textarea-vertical-align="middle" draw:auto-grow-height="false" fo:min-height="1.097cm" fo:min-width="1.97cm"/>
      <style:paragraph-properties style:writing-mode="lr-tb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2a60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27cm" svg:height="21.907cm" svg:x="2.27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827cm" svg:height="0.635cm" svg:x="2.27cm" svg:y="1.635cm">
          <text:p text:style-name="P2">Minimal Effor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92cm" svg:height="12.382cm" svg:x="14.97cm" svg:y="2.905cm">
          <text:p text:style-name="P2">Current standing</text:p>
          <text:p text:style-name="P2"/>
          <text:p text:style-name="P2">Grading standards</text:p>
          <text:p text:style-name="P2"/>
          <text:p text:style-name="P2">Total grade in the clas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92cm" svg:height="0.635cm" svg:x="14.97cm" svg:y="2.905cm">
          <text:p text:style-name="P2">Grad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0.477cm" svg:height="9.842cm" svg:x="3.54cm" svg:y="2.905cm">
          <text:p text:style-name="P2">Assignment titles,</text:p>
          <text:p text:style-name="P2">current score,</text:p>
          <text:p text:style-name="P2">points possible,</text:p>
          <text:p text:style-name="P2">Weight</text:p>
          <text:p text:style-name="P2"/>
          <text:p text:style-name="P2">Display as tabl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0.477cm" svg:height="8.89cm" svg:x="3.54cm" svg:y="13.382cm">
          <text:p text:style-name="P2">Output of our program</text:p>
          <text:p text:style-name="P2"/>
          <text:p text:style-name="P2">Display as tabl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858cm" svg:height="0.635cm" svg:x="15.287cm" svg:y="17.51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492cm" svg:height="1.905cm" svg:x="14.97cm" svg:y="19.732cm">
          <text:p text:style-name="P2">Calcul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858cm" svg:height="0.635cm" svg:x="15.287cm" svg:y="15.922cm">
          <text:p text:style-name="P2">Algo choic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6T17:23:15.859600028</meta:creation-date>
    <dc:date>2020-12-16T21:20:39.533121247</dc:date>
    <meta:editing-duration>PT48M36S</meta:editing-duration>
    <meta:editing-cycles>1</meta:editing-cycles>
    <meta:document-statistic meta:object-count="9"/>
    <meta:generator>LibreOffice/7.0.3.1$Linux_X86_64 LibreOffice_project/00$Build-1</meta:generator>
  </office:meta>
</office:document-meta>
</file>